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aza danych.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lay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ic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haracters_of_play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id</text:p>
          </table:table-cell>
          <table:table-cell office:value-type="string" calcext:value-type="string">
            <text:p>character_i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haract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skill_point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skills_of_charact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Jereczek</meta:initial-creator>
    <meta:creation-date>2015-06-30T10:40:39.715415326</meta:creation-date>
    <dc:date>2015-06-30T13:53:23.506858743</dc:date>
    <dc:creator>Michał Jereczek</dc:creator>
    <meta:editing-duration>PT3H11M</meta:editing-duration>
    <meta:editing-cycles>7</meta:editing-cycles>
    <meta:generator>LibreOffice/4.2.8.2$Linux_X86_64 LibreOffice_project/420m0$Build-2</meta:generator>
    <meta:document-statistic meta:table-count="1" meta:cell-count="19" meta:object-count="0"/>
  </office:meta>
</office:document-meta>
</file>